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/>
      <style:text-properties officeooo:paragraph-rsid="0012af89"/>
    </style:style>
    <style:style style:name="P2" style:family="paragraph" style:parent-style-name="Heading_20_1">
      <style:paragraph-properties fo:margin-left="0cm" fo:margin-right="0cm" fo:margin-top="0.494cm" fo:margin-bottom="0.494cm" style:contextual-spacing="false" fo:text-align="justify" style:justify-single-word="false" fo:text-indent="0cm" style:auto-text-indent="false"/>
      <style:text-properties officeooo:paragraph-rsid="00178db2"/>
    </style:style>
    <style:style style:name="P3" style:family="paragraph" style:parent-style-name="Heading_20_1">
      <style:paragraph-properties fo:margin-left="0cm" fo:margin-right="0cm" fo:margin-top="0.494cm" fo:margin-bottom="0.494cm" style:contextual-spacing="false" fo:text-align="center" style:justify-single-word="false" fo:text-indent="0cm" style:auto-text-indent="false"/>
      <style:text-properties officeooo:paragraph-rsid="00178db2"/>
    </style:style>
    <style:style style:name="P4" style:family="paragraph" style:parent-style-name="List_20_Paragraph" style:list-style-name="WWNum2">
      <style:paragraph-properties fo:margin-left="0cm" fo:margin-right="0cm" fo:margin-top="0cm" fo:margin-bottom="0cm" style:contextual-spacing="tru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2af89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paragraph-rsid="0012af89"/>
    </style:style>
    <style:style style:name="P6" style:family="paragraph" style:parent-style-name="List_20_Paragraph" style:list-style-name="WWNum2">
      <style:paragraph-properties fo:margin-left="0cm" fo:margin-right="0cm" fo:margin-top="0cm" fo:margin-bottom="0cm" style:contextual-spacing="true" fo:line-height="200%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officeooo:rsid="0013a6de" officeooo:paragraph-rsid="0013a6d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/>
      <style:text-properties officeooo:paragraph-rsid="0012af89"/>
    </style:style>
    <style:style style:name="P8" style:family="paragraph" style:parent-style-name="Standard" style:master-page-name="MP0">
      <style:paragraph-properties fo:line-height="0.423cm" fo:text-align="center" style:justify-single-word="false" style:page-number="auto" fo:break-before="page">
        <style:tab-stops>
          <style:tab-stop style:position="8.752cm"/>
          <style:tab-stop style:position="17.503cm"/>
        </style:tab-stops>
      </style:paragraph-properties>
      <style:text-properties officeooo:paragraph-rsid="00178db2"/>
    </style:style>
    <style:style style:name="P9" style:family="paragraph" style:parent-style-name="Standard">
      <style:paragraph-properties fo:line-height="0.423cm" fo:text-align="center" style:justify-single-word="false">
        <style:tab-stops>
          <style:tab-stop style:position="17.503cm"/>
        </style:tab-stops>
      </style:paragraph-properties>
      <style:text-properties officeooo:paragraph-rsid="00178db2"/>
    </style:style>
    <style:style style:name="P10" style:family="paragraph" style:parent-style-name="Standard">
      <style:paragraph-properties fo:line-height="0.741cm"/>
      <style:text-properties style:font-name="Arial1" fo:font-size="9pt" officeooo:paragraph-rsid="00178db2" style:font-name-asian="Arial1" style:font-size-asian="9pt"/>
    </style:style>
    <style:style style:name="P11" style:family="paragraph" style:parent-style-name="Standard">
      <style:paragraph-properties fo:line-height="0.741cm"/>
      <style:text-properties style:font-name="Times New Roman" fo:font-size="10pt" officeooo:paragraph-rsid="00178db2" style:font-name-asian="Times New Roman" style:font-size-asian="10pt" style:font-name-complex="Times New Roman"/>
    </style:style>
    <style:style style:name="P12" style:family="paragraph" style:parent-style-name="Standard">
      <style:paragraph-properties fo:line-height="0.741cm" fo:text-align="center" style:justify-single-word="false"/>
      <style:text-properties style:font-name="Times New Roman" fo:font-size="12pt" officeooo:paragraph-rsid="00178db2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741cm" fo:text-align="end" style:justify-single-word="false"/>
      <style:text-properties style:font-name="Times New Roman" fo:font-size="12pt" officeooo:paragraph-rsid="00178db2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741cm" fo:text-align="center" style:justify-single-word="false"/>
      <style:text-properties officeooo:paragraph-rsid="00178db2"/>
    </style:style>
    <style:style style:name="P15" style:family="paragraph" style:parent-style-name="Standard">
      <style:paragraph-properties fo:line-height="0.741cm" fo:text-align="end" style:justify-single-word="false"/>
      <style:text-properties officeooo:paragraph-rsid="00178db2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c278e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3a6de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c278e" style:font-size-asian="14pt" style:font-name-complex="Times New Roman1"/>
    </style:style>
    <style:style style:name="T6" style:family="text">
      <style:text-properties style:font-name="Times New Roman" fo:font-size="14pt" officeooo:rsid="0013a6de" style:font-size-asian="14pt" style:font-name-complex="Times New Roman1"/>
    </style:style>
    <style:style style:name="T7" style:family="text">
      <style:text-properties style:font-name="Times New Roman" fo:font-size="14pt" fo:language="en" fo:country="US" style:font-size-asian="14pt" style:font-name-complex="Times New Roman1"/>
    </style:style>
    <style:style style:name="T8" style:family="text">
      <style:text-properties style:font-name="Times New Roman" fo:font-size="14pt" fo:language="en" fo:country="US" officeooo:rsid="000c278e" style:font-size-asian="14pt" style:font-name-complex="Times New Roman1"/>
    </style:style>
    <style:style style:name="T9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0c278e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ru" fo:country="RU" officeooo:rsid="000c278e" style:font-size-asian="14pt" style:font-name-complex="Times New Roman1"/>
    </style:style>
    <style:style style:name="T12" style:family="text">
      <style:text-properties style:font-name="Times New Roman" fo:font-size="12pt" style:font-name-asian="Times New Roman" style:font-size-asian="12pt" style:font-name-complex="Times New Roman"/>
    </style:style>
    <style:style style:name="T13" style:family="text">
      <style:text-properties style:font-name="Times New Roman" fo:font-size="12pt" officeooo:rsid="00178db2" style:font-name-asian="Times New Roman" style:font-size-asian="12pt" style:font-name-complex="Times New Roman"/>
    </style:style>
    <style:style style:name="T1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4pt" style:font-weight-complex="normal"/>
    </style:style>
    <style:style style:name="T15" style:family="text">
      <style:text-properties fo:text-transform="uppercase" fo:color="#000000" loext:opacity="100%" style:font-name="Times New Roman" fo:font-size="10pt" style:font-name-asian="Times New Roman" style:font-size-asian="10pt" style:font-name-complex="Times New Roman"/>
    </style:style>
    <style:style style:name="T16" style:family="text">
      <style:text-properties fo:color="#000000" loext:opacity="100%" style:font-name="Times New Roman" fo:font-size="10pt" style:font-name-asian="Times New Roman" style:font-size-asian="10pt" style:font-name-complex="Times New Roman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13a6de" style:font-size-asian="14pt" style:font-weight-asian="normal" style:font-size-complex="14pt" style:font-weight-complex="normal"/>
    </style:style>
    <style:style style:name="T19" style:family="text">
      <style:text-properties style:font-name="Segoe UI Symbol" fo:font-size="12pt" style:font-name-asian="Segoe UI Symbol" style:font-size-asian="12pt" style:font-name-complex="Segoe UI Symbo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Основной_20_шрифт_20_абзаца"><text:span text:style-name="T15">МИНИСТЕРСТВО ОБРАЗОВАНИЯ и науки РЕСПУБЛИКИ БАШКОРТОСТАН</text:span></text:span></text:p>
      <text:p text:style-name="P9"><text:span text:style-name="Основной_20_шрифт_20_абзаца"><text:span text:style-name="T15">Государственное автономное ПРОФЕССИОНАЛЬНОЕ ОБРАЗОВАТЕЛЬНОЕ УЧРЕЖДЕНИЕ</text:span></text:span></text:p>
      <text:p text:style-name="P9"><text:span text:style-name="Основной_20_шрифт_20_абзаца"><text:span text:style-name="T16">УФИМСКИЙ КОЛЛЕДЖ СТАТИСТИКИ, ИНФОРМАТИКИ И ВЫЧИСЛИТЕЛЬНОЙ ТЕХНИКИ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4"><text:span text:style-name="Основной_20_шрифт_20_абзаца"><text:span text:style-name="T13">Курсовая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Основной_20_шрифт_20_абзаца"><text:span text:style-name="T12">Выполнил студент группы 21 Веб -1</text:span></text:span></text:p>
      <text:p text:style-name="P15"><text:span text:style-name="Основной_20_шрифт_20_абзаца"><text:span text:style-name="T12">Миронова Н.Е</text:span></text:span></text:p>
      <text:p text:style-name="P15"><text:span text:style-name="Основной_20_шрифт_20_абзаца"><text:span text:style-name="T12">Проверил(а) преподаватель информатики</text:span></text:span></text:p>
      <text:p text:style-name="P15"><text:span text:style-name="Основной_20_шрифт_20_абзаца"><text:span text:style-name="T12">и программирования</text:span></text:span></text:p>
      <text:p text:style-name="P15"><text:span text:style-name="Основной_20_шрифт_20_абзаца"><text:span text:style-name="T12">Дмитриева Елизавета Константиновна</text:span></text:span></text:p>
      <text:p text:style-name="P13"/>
      <text:h text:style-name="P3" text:outline-level="1"><text:span text:style-name="Основной_20_шрифт_20_абзаца"><text:span text:style-name="T14">2023</text:span></text:span><text:span text:style-name="T17"/></text:h>
      <text:h text:style-name="P2" text:outline-level="1"><text:bookmark-start text:name="_Hlk148031664"/><text:bookmark-start text:name="_Toc153960233"/><text:soft-page-break/><text:span text:style-name="T17">Описание предметной области</text:span><text:bookmark-end text:name="_Toc153960233"/><text:span text:style-name="T17"> </text:span><text:span text:style-name="T18">Больница</text:span><text:span text:style-name="T17"/></text:h>
      <text:p text:style-name="P1"><text:span text:style-name="T2">Информационная система создается для автоматизации </text:span><text:span text:style-name="T4">записи посетителей к врачу</text:span><text:span text:style-name="T2">. Клиент заходит на сайт, где может ознакоми</text:span><text:span text:style-name="T3">ться с врачами и свободным временем на которое он может записаться</text:span><text:span text:style-name="T2">. </text:span><text:span text:style-name="T3">Все данные о пользователе, история посещений врачей <text:s/>хранятся в личном</text:span><text:span text:style-name="T2"> </text:span><text:span text:style-name="T3">кабинете. </text:span><text:span text:style-name="T2">После успешной </text:span><text:span text:style-name="T3">записи на прием</text:span><text:span text:style-name="T2">, человек получает </text:span><text:span text:style-name="T3">письмо на почту о записи</text:span><text:span text:style-name="T2">.</text:span><text:span text:style-name="T2"/></text:p>
      <text:p text:style-name="P1"><text:span text:style-name="T9">Больница —</text:span><text:span text:style-name="Strong_20_Emphasis"><text:span text:style-name="T9">это стационарное медицинское учреждение, где проходит лечение, диагностический поиск или уточнение причины заболевания, которое стало причиной обращения в него</text:span></text:span><text:span text:style-name="Strong_20_Emphasis"><text:span text:style-name="T10">. </text:span></text:span></text:p>
      <text:p text:style-name="P1"><text:span text:style-name="T1">Пользователями системы являются:</text:span><text:span text:style-name="T1"/></text:p>
      <text:list xml:id="list57150730" text:style-name="WWNum2">
        <text:list-item>
          <text:p text:style-name="P4"><text:span text:style-name="T11">пользователь</text:span><text:span text:style-name="T1">;</text:span><text:span text:style-name="T1"/></text:p>
        </text:list-item>
        <text:list-item>
          <text:p text:style-name="P4"><text:span text:style-name="T1">администратор.</text:span><text:span text:style-name="T1"/></text:p>
        </text:list-item>
      </text:list>
      <text:p text:style-name="P5"><text:span text:style-name="T1">По</text:span><text:span text:style-name="T5">льзователь</text:span><text:span text:style-name="T1"> должен иметь в системе следующие возможности:</text:span><text:span text:style-name="T1"/></text:p>
      <text:list xml:id="list132518686104287" text:continue-numbering="true" text:style-name="WWNum2">
        <text:list-item>
          <text:p text:style-name="P4"><text:span text:style-name="T8">о</text:span><text:span text:style-name="T11">тмена записи</text:span><text:span text:style-name="T7">;</text:span><text:span text:style-name="T1"/></text:p>
        </text:list-item>
        <text:list-item>
          <text:p text:style-name="P4"><text:span text:style-name="T8">з</text:span><text:span text:style-name="T11">апись на прием</text:span><text:span text:style-name="T7">;</text:span><text:span text:style-name="T1"/></text:p>
        </text:list-item>
        <text:list-item>
          <text:p text:style-name="P4"><text:span text:style-name="T1">просмотр </text:span><text:span text:style-name="T5">свободного времени для записи</text:span><text:span text:style-name="T7">;</text:span><text:span text:style-name="T1"/></text:p>
        </text:list-item>
        <text:list-item>
          <text:p text:style-name="P4"><text:span text:style-name="T1">регистрация на сайте</text:span><text:span text:style-name="T7">;</text:span><text:span text:style-name="T1"/></text:p>
        </text:list-item>
        <text:list-item>
          <text:p text:style-name="P4"><text:span text:style-name="T1">доступ к личному кабинету</text:span><text:span text:style-name="T7">.</text:span><text:span text:style-name="T1"/></text:p>
        </text:list-item>
      </text:list>
      <text:p text:style-name="P5"><text:span text:style-name="T1">Администратор в системе может иметь следующие возможности:</text:span><text:span text:style-name="T1"/></text:p>
      <text:list xml:id="list132519405748185" text:continue-numbering="true" text:style-name="WWNum2">
        <text:list-item>
          <text:p text:style-name="P4"><text:span text:style-name="T5">обновления расписания для записи</text:span><text:span text:style-name="T1">;</text:span><text:span text:style-name="T1"/></text:p>
        </text:list-item>
        <text:list-item>
          <text:p text:style-name="P4"><text:soft-page-break/><text:span text:style-name="T1">добавление </text:span><text:span text:style-name="T5">новых врачей</text:span><text:span text:style-name="T1">;</text:span><text:span text:style-name="T1"/></text:p>
        </text:list-item>
        <text:list-item>
          <text:p text:style-name="P4"><text:span text:style-name="T1">удаление </text:span><text:span text:style-name="T5">из </text:span><text:span text:style-name="T6">базы данных</text:span><text:span text:style-name="T5"> старых врачей</text:span><text:span text:style-name="T1">;</text:span><text:span text:style-name="T1"/></text:p>
        </text:list-item>
        <text:list-item>
          <text:p text:style-name="P4"><text:span text:style-name="T1">доступ к личному кабинету </text:span><text:span text:style-name="T5">пользователя</text:span><text:span text:style-name="T1">;</text:span><text:span text:style-name="T1"/></text:p>
        </text:list-item>
        <text:list-item>
          <text:p text:style-name="P4"><text:span text:style-name="T1">блокировка пользователей</text:span><text:span text:style-name="T7">.</text:span><text:span text:style-name="T1"/></text:p>
        </text:list-item>
      </text:list>
      <text:p text:style-name="P1"><text:span text:style-name="T1">Информация, хранимая в базе данных информационной системы </text:span><text:span text:style-name="T5">больницы</text:span><text:span text:style-name="T1">:</text:span><text:span text:style-name="T1"/></text:p>
      <text:list xml:id="list132517778941476" text:continue-numbering="true" text:style-name="WWNum2">
        <text:list-item>
          <text:p text:style-name="P4"><text:span text:style-name="T1">сведения об </text:span><text:span text:style-name="T6">врачах</text:span><text:span text:style-name="T1">;</text:span><text:span text:style-name="T1"/></text:p>
        </text:list-item>
        <text:list-item>
          <text:p text:style-name="P4"><text:span text:style-name="T1">информация о </text:span><text:span text:style-name="T6">кабинетах</text:span><text:span text:style-name="T1">;</text:span><text:span text:style-name="T1"/></text:p>
        </text:list-item>
        <text:list-item>
          <text:p text:style-name="P4"><text:span text:style-name="T1">сведения </text:span><text:span text:style-name="T6">записях посетителей</text:span><text:span text:style-name="T1">.</text:span><text:span text:style-name="T1"/></text:p>
        </text:list-item>
      </text:list>
      <text:p text:style-name="P1"><text:span text:style-name="T1">Основные сущности:</text:span><text:span text:style-name="T1"/></text:p>
      <text:list xml:id="list132518182303988" text:continue-numbering="true" text:style-name="WWNum2">
        <text:list-item>
          <text:p text:style-name="P4"><text:bookmark-start text:name="_Hlk151971143"/><text:span text:style-name="T1">посетители;</text:span><text:span text:style-name="T1"/></text:p>
        </text:list-item>
        <text:list-item>
          <text:p text:style-name="P4"><text:span text:style-name="T6">кабинеты</text:span><text:span text:style-name="T1">;</text:span><text:span text:style-name="T1"/></text:p>
        </text:list-item>
        <text:list-item>
          <text:p text:style-name="P4"><text:span text:style-name="T6">врачи</text:span><text:span text:style-name="T1">;</text:span><text:span text:style-name="T1"/></text:p>
        </text:list-item>
        <text:list-item>
          <text:p text:style-name="P4"><text:span text:style-name="T6">записи</text:span><text:bookmark-end text:name="_Hlk151971143"/><text:span text:style-name="T6">.</text:span><text:span text:style-name="T1"/></text:p>
        </text:list-item>
      </text:list>
      <text:p text:style-name="P1"><text:span text:style-name="T1">Сведения об </text:span><text:span text:style-name="T6">посетителях</text:span><text:span text:style-name="T1">:</text:span><text:span text:style-name="T1"/></text:p>
      <text:list xml:id="list132518283418107" text:continue-numbering="true" text:style-name="WWNum2">
        <text:list-item>
          <text:p text:style-name="P4"><text:span text:style-name="T1">код </text:span><text:span text:style-name="T6">посетителя</text:span><text:span text:style-name="T1">;</text:span><text:span text:style-name="T1"/></text:p>
        </text:list-item>
        <text:list-item>
          <text:p text:style-name="P4"><text:span text:style-name="T6">фамилия</text:span><text:span text:style-name="T1">;</text:span><text:span text:style-name="T1"/></text:p>
        </text:list-item>
        <text:list-item>
          <text:p text:style-name="P4"><text:span text:style-name="T6">имя </text:span><text:span text:style-name="T1">;</text:span><text:span text:style-name="T1"/></text:p>
        </text:list-item>
        <text:list-item>
          <text:p text:style-name="P4"><text:span text:style-name="T6">отчество</text:span><text:span text:style-name="T1">;</text:span><text:span text:style-name="T1"/></text:p>
        </text:list-item>
        <text:list-item>
          <text:p text:style-name="P4"><text:span text:style-name="T6">дата рождения</text:span><text:span text:style-name="T1">;</text:span><text:span text:style-name="T1"/></text:p>
        </text:list-item>
        <text:list-item>
          <text:p text:style-name="P4"><text:span text:style-name="T6">дата записи</text:span><text:span text:style-name="T1">.</text:span><text:span text:style-name="T1"/></text:p>
        </text:list-item>
      </text:list>
      <text:p text:style-name="P1"><text:soft-page-break/><text:span text:style-name="T1">Информация о </text:span><text:span text:style-name="T6">кабинете</text:span><text:span text:style-name="T1">:</text:span><text:span text:style-name="T1"/></text:p>
      <text:list xml:id="list132517555458548" text:continue-numbering="true" text:style-name="WWNum2">
        <text:list-item>
          <text:p text:style-name="P4"><text:span text:style-name="T1">код </text:span><text:span text:style-name="T6">кабинета</text:span><text:span text:style-name="T1">;</text:span><text:span text:style-name="T1"/></text:p>
        </text:list-item>
        <text:list-item>
          <text:p text:style-name="P4"><text:span text:style-name="T1">номер </text:span><text:span text:style-name="T6">кабинета</text:span><text:span text:style-name="T1">.</text:span><text:span text:style-name="T1"/></text:p>
        </text:list-item>
      </text:list>
      <text:p text:style-name="P1"><text:span text:style-name="T1">Сведения о </text:span><text:span text:style-name="T6">врачах</text:span><text:span text:style-name="T1">:</text:span><text:span text:style-name="T1"/></text:p>
      <text:list xml:id="list132518701884728" text:continue-numbering="true" text:style-name="WWNum2">
        <text:list-item>
          <text:p text:style-name="P4"><text:span text:style-name="T1">код </text:span><text:span text:style-name="T6">врача</text:span><text:span text:style-name="T1">;</text:span><text:span text:style-name="T1"/></text:p>
        </text:list-item>
        <text:list-item>
          <text:p text:style-name="P4"><text:span text:style-name="T1">код </text:span><text:span text:style-name="T6">кабинета</text:span><text:span text:style-name="T1">;</text:span><text:span text:style-name="T1"/></text:p>
        </text:list-item>
        <text:list-item>
          <text:p text:style-name="P4"><text:span text:style-name="T1">дата проведения;</text:span><text:span text:style-name="T1"/></text:p>
        </text:list-item>
        <text:list-item>
          <text:p text:style-name="P4"><text:span text:style-name="T1">ФИО </text:span><text:span text:style-name="T6">врача</text:span><text:span text:style-name="T1">;</text:span><text:span text:style-name="T1"/></text:p>
        </text:list-item>
      </text:list>
      <text:p text:style-name="P1"><text:span text:style-name="T1">Сведения о </text:span><text:span text:style-name="T6">записях</text:span><text:span text:style-name="T1">:</text:span><text:span text:style-name="T1"/></text:p>
      <text:list xml:id="list132517957559765" text:continue-numbering="true" text:style-name="WWNum2">
        <text:list-item>
          <text:p text:style-name="P4"><text:span text:style-name="T1">код </text:span><text:span text:style-name="T6">записи</text:span><text:span text:style-name="T1">;</text:span><text:span text:style-name="T1"/></text:p>
        </text:list-item>
        <text:list-item>
          <text:p text:style-name="P6"><text:span text:style-name="T1">код врача;</text:span><text:span text:style-name="T1"/></text:p>
        </text:list-item>
        <text:list-item>
          <text:p text:style-name="P6"><text:span text:style-name="T1">код пациента;</text:span><text:span text:style-name="T1"/></text:p>
        </text:list-item>
        <text:list-item>
          <text:p text:style-name="P6"><text:span text:style-name="T1">время записи.</text:span><text:span text:style-name="T1"/></text:p>
        </text:list-item>
      </text:list>
      <text:p text:style-name="P1"><text:span text:style-name="T1">Ограничения в информационной системе:</text:span><text:span text:style-name="T1"/></text:p>
      <text:list xml:id="list132519262638209" text:continue-numbering="true" text:style-name="WWNum2">
        <text:list-item>
          <text:p text:style-name="P4"><text:span text:style-name="T1">количество </text:span><text:span text:style-name="T6">на одно время не могут записаться два человека</text:span><text:span text:style-name="T1">;</text:span><text:span text:style-name="T1"/></text:p>
        </text:list-item>
        <text:list-item>
          <text:p text:style-name="P4"><text:bookmark-end text:name="_Hlk148031664"/><text:span text:style-name="T6">незарегистрированный пользователь не может записаться на прием.</text:span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keep-with-next="always"/>
      <style:text-properties fo:color="#2f5496" loext:opacity="100%" style:font-name="Calibri Light" fo:font-family="'Calibri Light'" style:font-family-generic="roman" style:font-pitch="variable" fo:font-size="16pt" fo:font-weight="normal" style:letter-kerning="false" style:font-name-asian="맑은 고딕" style:font-family-asian="'맑은 고딕'" style:font-family-generic-asian="system" style:font-pitch-asian="variable" style:font-size-asian="16pt" style:font-weight-asian="normal" style:font-name-complex="Arial2" style:font-family-complex="Arial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ListLabel_20_10" style:display-name="ListLabel 10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4.884cm"/>
        </style:list-level-properties>
        <style:text-properties style:font-name="Times New Roman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3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MP0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2:40:12.169000000</meta:creation-date>
    <dc:date>2024-02-14T13:25:10.244000000</dc:date>
    <meta:editing-duration>PT45M28S</meta:editing-duration>
    <meta:editing-cycles>4</meta:editing-cycles>
    <meta:generator>LibreOffice/7.5.1.2$Windows_X86_64 LibreOffice_project/fcbaee479e84c6cd81291587d2ee68cba099e129</meta:generator>
    <meta:document-statistic meta:table-count="0" meta:image-count="0" meta:object-count="0" meta:page-count="4" meta:paragraph-count="60" meta:word-count="287" meta:character-count="1992" meta:non-whitespace-character-count="1800"/>
  </office:meta>
</office:document-meta>
</file>